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FlowFactoryConfig.getCustom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FactoryConfig.getFactory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FactoryConfig.PageFlowFactoryConfig( String factoryClass , CustomPropertyConfig [ ] custom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